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9b962" style:font-size-asian="7.5pt" style:font-size-complex="7.5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7.5pt" style:text-underline-style="none" officeooo:rsid="001f0f78" officeooo:paragraph-rsid="0029b962" style:font-size-asian="7.5pt" style:font-size-complex="7.5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solid" style:text-underline-width="auto" style:text-underline-color="font-color" officeooo:rsid="0029b962" officeooo:paragraph-rsid="0029b962" style:font-size-asian="7.5pt" style:font-style-asian="normal" style:font-size-complex="7.5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9b962" officeooo:paragraph-rsid="0029b962" style:font-size-asian="7.5pt" style:font-style-asian="normal" style:font-size-complex="7.5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9f61a" officeooo:paragraph-rsid="0029f61a" style:font-size-asian="7.5pt" style:font-style-asian="normal" style:font-size-complex="7.5pt" style:font-style-complex="normal"/>
    </style:style>
    <style:style style:name="P6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DejaVu Serif" fo:font-size="18pt" officeooo:rsid="0029b962" officeooo:paragraph-rsid="0029b962" style:font-size-asian="18pt" style:font-size-complex="18pt"/>
    </style:style>
    <style:style style:name="T1" style:family="text">
      <style:text-properties officeooo:rsid="001f616d"/>
    </style:style>
    <style:style style:name="T2" style:family="text">
      <style:text-properties fo:font-style="normal" style:text-underline-style="solid" style:text-underline-width="auto" style:text-underline-color="font-color" officeooo:rsid="0029b962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officeooo:rsid="0029f61a" style:font-style-asian="normal" style:font-style-complex="normal"/>
    </style:style>
    <style:style style:name="T4" style:family="text">
      <style:text-properties fo:font-style="normal" style:text-underline-style="none" officeooo:rsid="0029b962" style:font-style-asian="normal" style:font-style-complex="normal"/>
    </style:style>
    <style:style style:name="T5" style:family="text">
      <style:text-properties fo:font-style="normal" officeooo:rsid="0029b962" style:font-style-asian="normal" style:font-style-complex="normal"/>
    </style:style>
    <style:style style:name="T6" style:family="text">
      <style:text-properties fo:font-style="normal" officeooo:rsid="0029f61a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be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ols</text:p>
      <text:p text:style-name="P1"><text:span text:style-name="T2">This workshop was made possible with the following </text:span><text:span text:style-name="T3">free </text:span><text:span text:style-name="T2">tools: </text:span></text:p>
      <text:p text:style-name="P3"/>
      <text:p text:style-name="P4">Tesseract-ocr 3.02</text:p>
      <text:p text:style-name="P4">Git</text:p>
      <text:p text:style-name="P4">Gimp</text:p>
      <text:p text:style-name="P4">Inkscape</text:p>
      <text:p text:style-name="P4">Libre Office</text:p>
      <text:p text:style-name="P4"/>
      <text:p text:style-name="P2"><text:span text:style-name="T5">We have used also <text:line-break/>an older Tesseract </text:span><text:span text:style-name="T6">version </text:span><text:span text:style-name="T5">- </text:span></text:p>
      <text:p text:style-name="P4">svn checkout -r 659 <text:span text:style-name="T7">http://tesseract-ocr.googlecode.com/svn/trunk/ tesseract </text:span></text:p>
      <text:p text:style-name="P4"/>
      <text:p text:style-name="P5">Most of us <text:span text:style-name="T8">were using</text:span> Ubuntu <text:line-break/>running on a Virtualbox.</text:p>
      <text:p text:style-name="P5"/>
      <text:p text:style-name="P2"><text:span text:style-name="T5">The booklet has been designed in Libre Office and Inkscape by the participants, </text:span><text:span text:style-name="T6">using Dejavu Serif font</text:span><text:span text:style-name="T5">. </text:span><text:span text:style-name="T3">http://dejavu-fonts.org</text:span></text:p>
      <text:p text:style-name="P4"/>
      <text:p text:style-name="P1"><text:span text:style-name="T4">The pdf pages will be compiled through Podofo Impose if it works – or we will impose it by hands with Scribus!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3:19:16</dc:date>
    <meta:editing-duration>PT15M27S</meta:editing-duration>
    <meta:editing-cycles>7</meta:editing-cycles>
    <meta:document-statistic meta:table-count="0" meta:image-count="0" meta:object-count="0" meta:page-count="1" meta:paragraph-count="12" meta:word-count="82" meta:character-count="531" meta:non-whitespace-character-count="454"/>
  </office:meta>
</office:document-meta>
</file>